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6E5D81EC170446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D6E5D81EC170446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heals a blind man</text:span><text:span text:style-name="T1"><text:tab/></text:span></text:p>
            <text:p text:style-name="P3"><text:span text:style-name="T2">(John 9:1-4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5:19:12.229000000</dc:date>
    <meta:editing-duration>PT2H24M41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